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50%" fo:text-align="justify" style:justify-single-word="false" fo:orphans="2" fo:widows="2"/>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P2" style:family="paragraph" style:parent-style-name="Text_20_body">
      <style:paragraph-properties fo:line-height="150%" fo:text-align="justify" style:justify-single-word="false" fo:orphans="2" fo:widows="2"/>
      <style:text-properties fo:font-variant="normal" fo:text-transform="none" fo:color="#000000" style:font-name="Times New Roman" fo:font-size="12pt" fo:letter-spacing="normal" fo:font-style="normal" fo:font-weight="bold" style:font-size-asian="12pt" style:font-size-complex="12pt"/>
    </style:style>
    <style:style style:name="P3" style:family="paragraph" style:parent-style-name="Text_20_body">
      <style:paragraph-properties fo:line-height="150%" fo:text-align="justify" style:justify-single-word="false" fo:orphans="2" fo:widows="2"/>
      <style:text-properties style:font-name="Times New Roman" fo:font-size="12pt" style:font-size-asian="12pt" style:font-size-complex="12pt"/>
    </style:style>
    <style:style style:name="P4" style:family="paragraph" style:parent-style-name="Text_20_body" style:list-style-name="">
      <style:paragraph-properties fo:line-height="150%" fo:text-align="justify" style:justify-single-word="false" fo:orphans="2" fo:widows="2"/>
      <style:text-properties style:font-name="Times New Roman" fo:font-size="12pt" style:font-size-asian="12pt" style:font-size-complex="12pt"/>
    </style:style>
    <style:style style:name="P5" style:family="paragraph" style:parent-style-name="Text_20_body">
      <style:paragraph-properties fo:margin-left="0cm" fo:margin-right="0cm" fo:margin-top="0cm" fo:margin-bottom="0cm" fo:line-height="150%" fo:text-align="center" style:justify-single-word="false" fo:orphans="2" fo:widows="2" fo:text-indent="0cm" style:auto-text-indent="false" style:writing-mode="lr-tb"/>
      <style:text-properties fo:font-variant="normal" fo:text-transform="none" fo:color="#000000" style:text-line-through-style="none" style:font-name="Times New Roman" fo:font-size="18pt" fo:letter-spacing="normal" fo:font-style="normal" style:text-underline-style="none" fo:font-weight="bold" style:text-blinking="false" fo:background-color="transparent" style:font-size-asian="18pt" style:font-size-complex="18pt"/>
    </style:style>
    <style:style style:name="P6" style:family="paragraph" style:parent-style-name="Text_20_body">
      <style:paragraph-properties fo:margin-top="0cm" fo:margin-bottom="0cm" fo:line-height="150%" fo:text-align="center" style:justify-single-word="false" fo:orphans="2" fo:widows="2" style:writing-mode="lr-tb"/>
      <style:text-properties fo:font-variant="normal" fo:text-transform="none" fo:color="#000000" style:text-line-through-style="none" style:font-name="Times New Roman" fo:font-size="12pt" fo:letter-spacing="normal" fo:font-style="normal" style:text-underline-style="none" fo:font-weight="bold" style:text-blinking="false" fo:background-color="transparent" style:font-size-asian="12pt" style:font-size-complex="12pt"/>
    </style:style>
    <style:style style:name="P7" style:family="paragraph" style:parent-style-name="Text_20_body">
      <style:paragraph-properties fo:margin-top="0cm" fo:margin-bottom="0cm" fo:line-height="150%" fo:text-align="justify" style:justify-single-word="false" fo:orphans="2" fo:widows="2" style:writing-mode="lr-tb"/>
      <style:text-properties fo:font-variant="normal" fo:text-transform="none" fo:color="#000000" style:text-line-through-style="none" style:font-name="Times New Roman" fo:font-size="12pt" fo:letter-spacing="normal" fo:font-style="normal" style:text-underline-style="none" fo:font-weight="bold" style:text-blinking="false" fo:background-color="transparent" style:font-size-asian="12pt" style:font-size-complex="12pt"/>
    </style:style>
    <style:style style:name="P8" style:family="paragraph" style:parent-style-name="Text_20_body">
      <style:paragraph-properties fo:margin-top="0cm" fo:margin-bottom="0cm" fo:line-height="150%" fo:text-align="justify" style:justify-single-word="false" fo:orphans="2" fo:widows="2" style:writing-mode="lr-tb"/>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P9" style:family="paragraph" style:parent-style-name="Text_20_body">
      <style:paragraph-properties fo:margin-top="0cm" fo:margin-bottom="0cm" fo:line-height="150%" fo:text-align="center" style:justify-single-word="false" fo:orphans="2" fo:widows="2" style:writing-mode="lr-tb"/>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P10" style:family="paragraph" style:parent-style-name="Text_20_body">
      <style:paragraph-properties fo:margin-top="0cm" fo:margin-bottom="0cm" fo:line-height="150%" fo:text-align="justify" style:justify-single-word="false" fo:orphans="2" fo:widows="2" style:writing-mode="lr-tb"/>
      <style:text-properties fo:font-variant="normal" fo:text-transform="none" fo:color="#000000" style:font-name="Times New Roman" fo:font-size="12pt" fo:letter-spacing="normal" fo:font-style="normal" fo:font-weight="bold" style:font-size-asian="12pt" style:font-size-complex="12pt"/>
    </style:style>
    <style:style style:name="P11" style:family="paragraph" style:parent-style-name="Text_20_body">
      <style:paragraph-properties fo:margin-top="0cm" fo:margin-bottom="0cm" fo:line-height="150%" fo:text-align="justify" style:justify-single-word="false" fo:orphans="2" fo:widows="2" style:writing-mode="lr-tb"/>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2" style:family="paragraph" style:parent-style-name="Text_20_body">
      <style:paragraph-properties fo:margin-top="0cm" fo:margin-bottom="0cm" fo:line-height="150%" fo:text-align="justify" style:justify-single-word="false" fo:orphans="2" fo:widows="2" style:writing-mode="lr-tb"/>
      <style:text-properties style:font-name="Times New Roman" fo:font-size="12pt" style:font-size-asian="12pt" style:font-size-complex="12pt"/>
    </style:style>
    <style:style style:name="P13" style:family="paragraph" style:parent-style-name="Text_20_body">
      <style:paragraph-properties fo:margin-top="0cm" fo:margin-bottom="0cm" fo:line-height="150%" fo:text-align="justify" style:justify-single-word="false" fo:orphans="2" fo:widows="2" style:writing-mode="lr-tb"/>
      <style:text-properties style:font-name="Times New Roman" fo:font-size="12pt" fo:font-weight="normal" style:font-size-asian="12pt" style:font-weight-asian="normal" style:font-size-complex="12pt" style:font-weight-complex="normal"/>
    </style:style>
    <style:style style:name="P14" style:family="paragraph" style:parent-style-name="Text_20_body">
      <style:paragraph-properties fo:margin-left="0cm" fo:margin-right="0cm" fo:margin-top="0cm" fo:margin-bottom="0cm" fo:line-height="150%" fo:text-align="justify" style:justify-single-word="false" fo:orphans="2" fo:widows="2" fo:text-indent="1.235cm" style:auto-text-indent="false" style:writing-mode="lr-tb"/>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P15" style:family="paragraph" style:parent-style-name="Text_20_body">
      <style:paragraph-properties fo:margin-left="0cm" fo:margin-right="0cm" fo:margin-top="0cm" fo:margin-bottom="0cm" fo:line-height="150%" fo:text-align="justify" style:justify-single-word="false" fo:orphans="2" fo:widows="2" fo:text-indent="1.27cm" style:auto-text-indent="false" style:writing-mode="lr-tb"/>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P16" style:family="paragraph" style:parent-style-name="Text_20_body">
      <style:paragraph-properties fo:margin-left="0cm" fo:margin-right="0cm" fo:margin-top="0cm" fo:margin-bottom="0cm" fo:line-height="150%" fo:text-align="justify" style:justify-single-word="false" fo:orphans="2" fo:widows="2" fo:text-indent="1.27cm" style:auto-text-indent="false" style:writing-mode="lr-tb"/>
      <style:text-properties fo:font-variant="normal" fo:text-transform="none" fo:color="#000000" style:font-name="Times New Roman" fo:font-size="12pt" fo:letter-spacing="normal" fo:font-style="normal" fo:font-weight="bold" style:font-size-asian="12pt" style:font-size-complex="12pt"/>
    </style:style>
    <style:style style:name="P17" style:family="paragraph" style:parent-style-name="Text_20_body">
      <style:paragraph-properties fo:margin-left="0cm" fo:margin-right="0cm" fo:margin-top="0cm" fo:margin-bottom="0cm" fo:line-height="150%" fo:text-align="justify" style:justify-single-word="false" fo:orphans="2" fo:widows="2" fo:text-indent="1.27cm" style:auto-text-indent="false" style:writing-mode="lr-tb"/>
      <style:text-properties style:font-name="Times New Roman" fo:font-size="12pt" style:font-size-asian="12pt" style:font-size-complex="12pt"/>
    </style:style>
    <style:style style:name="P18" style:family="paragraph" style:parent-style-name="Text_20_body">
      <style:paragraph-properties fo:margin-left="0cm" fo:margin-right="0.564cm" fo:margin-top="0cm" fo:margin-bottom="0cm" fo:line-height="150%" fo:text-align="justify" style:justify-single-word="false" fo:orphans="2" fo:widows="2" fo:text-indent="0cm" style:auto-text-indent="false" style:writing-mode="lr-tb"/>
      <style:text-properties fo:font-variant="normal" fo:text-transform="none" fo:color="#000000" style:text-line-through-style="none" style:font-name="Times New Roman" fo:font-size="12pt" fo:letter-spacing="normal" fo:font-style="normal" style:text-underline-style="none" fo:font-weight="bold" style:text-blinking="false" fo:background-color="transparent" style:font-size-asian="12pt" style:font-size-complex="12pt"/>
    </style:style>
    <style:style style:name="P19" style:family="paragraph" style:parent-style-name="Text_20_body">
      <style:paragraph-properties fo:margin-left="1.27cm" fo:margin-right="0.564cm" fo:margin-top="0cm" fo:margin-bottom="0cm" fo:line-height="150%" fo:text-align="justify" style:justify-single-word="false" fo:orphans="2" fo:widows="2" fo:text-indent="0cm" style:auto-text-indent="false" style:writing-mode="lr-tb"/>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P20" style:family="paragraph" style:parent-style-name="Heading_20_2">
      <style:paragraph-properties fo:margin-top="0cm" fo:margin-bottom="0cm" fo:line-height="150%" fo:text-align="justify" style:justify-single-word="false" fo:orphans="2" fo:widows="2" style:writing-mode="lr-tb"/>
    </style:style>
    <style:style style:name="T1" style:family="text">
      <style:text-properties style:text-line-through-style="none"/>
    </style:style>
    <style:style style:name="T2" style:family="text">
      <style:text-properties style:text-line-through-style="none" style:text-underline-style="none" style:text-blinking="false" fo:background-color="transparent"/>
    </style:style>
    <style:style style:name="T3" style:family="text">
      <style:text-properties style:text-line-through-style="none" style:text-underline-style="none" fo:font-weight="normal" style:text-blinking="false" fo:background-color="transparent"/>
    </style:style>
    <style:style style:name="T4" style:family="text">
      <style:text-properties style:text-underline-style="none"/>
    </style:style>
    <style:style style:name="T5" style:family="text">
      <style:text-properties style:text-blinking="false"/>
    </style:style>
    <style:style style:name="T6" style:family="text">
      <style:text-properties fo:background-color="transparent"/>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normal"/>
    </style:style>
    <style:style style:name="T10" style:family="text">
      <style:text-properties fo:color="#000000"/>
    </style:style>
    <style:style style:name="T11" style:family="text">
      <style:text-properties fo:font-variant="normal" fo:text-transform="none"/>
    </style:style>
    <style:style style:name="T12"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3" style:family="text">
      <style:text-properties fo:font-variant="normal" fo:text-transform="none" fo:color="#000000" style:text-line-through-style="none" fo:letter-spacing="normal" fo:font-style="normal" style:text-underline-style="none" fo:font-weight="normal" style:text-blinking="false" fo:background-color="transparent"/>
    </style:style>
    <style:style style:name="T14" style:family="text">
      <style:text-properties fo:font-variant="normal" fo:text-transform="none" fo:color="#000000" fo:letter-spacing="normal" fo:font-style="normal" fo:font-weight="bold"/>
    </style:style>
    <style:style style:name="T15" style:family="text">
      <style:text-properties fo:font-variant="normal" fo:text-transform="none" fo:color="#1155cc" style:font-name="Times New Roman" fo:font-size="12pt" fo:letter-spacing="normal" fo:font-style="normal" style:text-underline-style="solid" style:text-underline-width="auto" style:text-underline-color="font-color" fo:font-weight="normal" fo:background-color="transparent" style:font-size-asian="12pt" style:font-size-complex="12pt"/>
    </style:style>
    <style:style style:name="T16" style:family="text">
      <style:text-properties fo:font-weight="normal"/>
    </style:style>
    <style:style style:name="T17" style:family="text">
      <style:text-properties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internal-source-marker_0.9169145349878818"/>Problema do Maior Caminho</text:p>
      <text:p text:style-name="P3"/>
      <text:p text:style-name="P6">Cléber Machado</text:p>
      <text:p text:style-name="P6">João Luiz Grave Gross</text:p>
      <text:p text:style-name="P3"/>
      <text:p text:style-name="P6">4 de junho, 2012</text:p>
      <text:p text:style-name="P3"/>
      <text:p text:style-name="P3"/>
      <text:p text:style-name="P7">1 Caracterização do problema</text:p>
      <text:p text:style-name="P14">O problema do caminho mais longo é o problema de encontrar o caminho simples de maior comprimento em um grafo, ou seja, dentre todos os possíveis caminhos simples presentes em um grafo o problema é encontrar o maior. [URUY] Um caminho é chamado de simples se ele não contiver vértices repetidos.</text:p>
      <text:p text:style-name="P14">Ao contrário do problema do menor caminho, onde busca-se encontrar o menor caminho entre dois vértices e pode ser solucionado em tempo polinomial para grafos sem ciclos de pesos negativos, este problema de decisão é NP-completo, logo não possui solução ótima em tempo polinomial a não ser que P = NP.</text:p>
      <text:p text:style-name="P14">A versão de decisão padrão do problema do maior caminho em grafos procura encontrar um caminho simples de comprimento maior ou igual a k, onde o comprimento do caminho é definido pelo número de arestas ao longo do caminho. Para um grafo não valorado é suficiente encontrar o caminho mais longo, que tenha a maior quantidade de arestas e não repita vértices. Para grafos com arestas valoradas é preciso considerar seu peso ao invés da quantidade. [KHM] O foco deste artigo serão grafos genéricos com arestas não valoradas.</text:p>
      <text:p text:style-name="P3"/>
      <text:p text:style-name="P7">2 Prova que pertence a NP</text:p>
      <text:p text:style-name="P15">Podemos provar que o problema pertence a NP mostrando que existe um algoritmo que recebe uma entrada e verifica em tempo polinomial se ela é solução do problema. Ou seja, dado um inteiro k e um grafo G, se existe um caminho de comprimento maior ou igual a k em G. Essa possível solução é chamada de certificado.</text:p>
      <text:p text:style-name="P2"><text:span text:style-name="T2"/></text:p>
      <text:p text:style-name="P2"><text:span text:style-name="T2">2.1 Algoritmo de verificação</text:span></text:p>
      <text:p text:style-name="P15">A versão deste problema que pode ser chamada de problema de decisão é a seguinte:</text:p>
      <text:p text:style-name="P17"><text:soft-page-break/><text:span text:style-name="T13">Problema Caminho (k, G): Dado um grafo G e um natural k, decidir se existe em G um caminho de comprimento maior ou igual a k.</text:span></text:p>
      <text:p text:style-name="P15">Se houvesse um algoritmo polinomial para resolver este problema de decisão, então haveria um algoritmo polinomial para resolver o problema do caminho mais longo (e, como provaremos a seguir, para resolver todos os problemas NP-completos). </text:p>
      <text:p text:style-name="P15">Suponha que a função caminho (k, G) receba um inteiro k e um grafo G e devolva sim se existe um caminho de comprimento maior ou igual a k em G e devolva não, caso contrário. Se esta função fosse polinomial, então o seguinte algoritmo, que encontra um caminho de comprimento máximo em um grafo G, seria polinomial. [RSF]</text:p>
      <text:p text:style-name="P3"/>
      <text:p text:style-name="P18"><text:tab/>CAMINHO MAIS LONGO(G)</text:p>
      <text:p text:style-name="P19">1<text:tab/>k ← ||V(G)|| - 1 <text:tab/>//k é recebe número de vértices menos 1</text:p>
      <text:p text:style-name="P19">2<text:tab/><text:span text:style-name="T8">enquanto</text:span> (CAMINHO(k, G) = não)</text:p>
      <text:p text:style-name="P19">3<text:tab/><text:tab/>k ← k - 1 </text:p>
      <text:p text:style-name="P19">4<text:tab/>H ← G <text:tab/><text:tab/>//copia G para H</text:p>
      <text:p text:style-name="P19">5 <text:tab/><text:span text:style-name="T8">para</text:span> i em E(H) <text:tab/>//seleciona uma aresta i de H</text:p>
      <text:p text:style-name="P19">6<text:tab/><text:tab/>remova i de H </text:p>
      <text:p text:style-name="P19">7<text:tab/><text:tab/><text:span text:style-name="T8">se</text:span> (CAMINHO(k, H) = não) <text:tab/><text:tab/>//chama recursivamente CAMINHO</text:p>
      <text:p text:style-name="P19">8<text:tab/><text:tab/><text:tab/>insira i de volta em H</text:p>
      <text:p text:style-name="P19">9<text:tab/>retorne H </text:p>
      <text:p text:style-name="P3"/>
      <text:p text:style-name="P10"><text:span text:style-name="T2">2.2 Análise da Complexidade</text:span><text:span text:style-name="T2"> </text:span></text:p>
      <text:p text:style-name="P8"><text:tab/>No algoritmo apresentado, há três etapas majoritárias durante sua execução, inicialização, iteração e finalização. Inicialmente k é inicializado com o número de vértices do grafo G, decrescido em uma unidade, visto que o maior caminho em um grafo conexo é a quantidade de arestas que ligam todos os vértices, ou seja, n - 1. Das linhas 2 até a linha 8 ocorre a iteração do programa. Nas linhas de 2 a 3 há um laço que a cada iteração computa uma função CAMINHO(k, G) de custo computacional n², realiza uma comparação e uma atribuição (linha 3). Na linha 4 também ocorre uma atribuição simples, ou seja, custo computacional constante O(1). Nas linhas de 5 a 8 há outro laço. A linha 6 realiza a remoção de um elemento, operação com custo constante. A linha 7 computa novamente a função CAMINHO() e também uma comparação, ou seja, custo n² + 1 e a linha 8 realiza uma inserção, operação também de custo constante. Por fim na linha 9, o resultado é retornado.</text:p>
      <text:p text:style-name="P15">Acompanhe com mais detalhes a análise da complexidade:</text:p>
      <text:p text:style-name="P2"><text:soft-page-break/><text:tab/><text:span text:style-name="T3">A complexidade do algoritmo é dada pela soma das complexidades das linhas:</text:span></text:p>
      <text:p text:style-name="P8"><text:tab/>Calg = C[1] + C[2-3] + C[4] + C[5-8] + C[9]</text:p>
      <text:p text:style-name="P8"><text:tab/>C[1] = O(1) <text:tab/><text:tab/><text:tab/>→ Operação constante</text:p>
      <text:p text:style-name="P1"><text:tab/>C[2 - 3] = O(n²) + 1 + 1 <text:tab/>→ Função CAMINHO com custo n² mais a comparação e uma <text:tab/><text:tab/><text:tab/><text:tab/><text:tab/> <text:s text:c="4"/>atribuição</text:p>
      <text:p text:style-name="P8"><text:tab/>C[4] = O(1) <text:tab/><text:tab/><text:tab/>→ Atribuição com custo constante</text:p>
      <text:p text:style-name="P8"/>
      <text:p text:style-name="P8"><text:tab/>A complexidade das linhas 5 a 8 é dada pela soma das complexidades das linhas 6 a 8.</text:p>
      <text:p text:style-name="P8"><text:tab/>C[5-8] = C[6] + C[7] + C[8]</text:p>
      <text:p text:style-name="P3"/>
      <text:p text:style-name="P8"><text:tab/>C[6] = O(1) <text:tab/><text:tab/>→ Remoção com custo constante</text:p>
      <text:p text:style-name="P1"><text:tab/>C[7] = O(n²) + 1<text:tab/>→ Função CAMINHO com custo n² mais a comparação</text:p>
      <text:p text:style-name="P1"><text:tab/>C[8] = O(1) <text:tab/><text:tab/>→ Inserção com custo constante</text:p>
      <text:p text:style-name="P8"><text:tab/>C[9] = O(1) <text:tab/><text:tab/>→ Retorno com custo constante</text:p>
      <text:p text:style-name="P3"/>
      <text:p text:style-name="P8"><text:tab/>Complexidade final: </text:p>
      <text:p text:style-name="P10"><text:span text:style-name="T3"><text:tab/>Calg = C[1] + C[2-3] + C[4] + </text:span><text:span text:style-name="T2">C[5-8] </text:span><text:span text:style-name="T3">+ C[9]</text:span></text:p>
      <text:p text:style-name="P10"><text:span text:style-name="T3"><text:tab/>Calg = C[1] + C[2-3] + C[4] + </text:span><text:span text:style-name="T2">C[6] + C[7] + C[8]</text:span><text:span text:style-name="T2"> </text:span><text:span text:style-name="T3">+ C[9]</text:span></text:p>
      <text:p text:style-name="P8"><text:tab/>Calg = 1 + (n² + 1 + 1) + 1 + (n² + 1 + 1 + 1) + 1 </text:p>
      <text:p text:style-name="P8"><text:tab/>Calg = 8 + 2 * n²</text:p>
      <text:p text:style-name="P8"><text:tab/>Calg = O(n²)</text:p>
      <text:p text:style-name="P3"/>
      <text:p text:style-name="P7">3 Prova que pertence a NP-completo</text:p>
      <text:p text:style-name="P15">Um grafo G = (V, A), onde V é o conjunto de vértices e A o conjunto de arestas. Definimos f(&lt;G&gt;) = &lt;G, n - 1&gt;, onde n é o número de vértices em G, ou seja, n = ||V||. Claramente f é computável em tempo polinomial: um algoritmo para computar f simplesmente conta o número de vértices do grafo G e anexa o valor decrescido de uma unidade ao seu resultado (saída), n - 1.</text:p>
      <text:p text:style-name="P15">Assumimos que G possui um caminho hamiltoniano, ou seja, possui um caminho que contempla todos os vértices do grafo. Aplicamos a redução:</text:p>
      <text:p text:style-name="P3"/>
      <text:p text:style-name="P9">Caminho-Hamiltoniano ≤p Caminho-Mais-Longo</text:p>
      <text:p text:style-name="P3"/>
      <text:p text:style-name="P15"><text:soft-page-break/>Se &lt;G&gt; ∈ Caminho-Hamiltoniano, então G tem um caminho hamiltoniano, i. e. G possui um caminho simples de comprimento n - 1, implica que para f(&lt;G&gt;) = &lt;G, n - 1&gt; ∈ Caminho-Mais-Longo.</text:p>
      <text:p text:style-name="P15">Analogamente, se f(&lt;G&gt;) = &lt;G, n - 1&gt; ∈ Caminho-Mais-Longo, então G tem um caminho simples com n - 1 arestas, e também possui n vértices. Como um caminho simples com n vértices é um caminho hamiltoniano, confirmamos que &lt;G&gt; ∈ Caminho-Hamiltoniano.</text:p>
      <text:p text:style-name="P16"><text:span text:style-name="T3">Logo, mostrou-se que f é computável em tempo polinomial, e para todos os grafos G, &lt;G&gt; ∈ Caminho-Hamiltoniano e f(&lt;G&gt;) ∈ Caminho-Mais-Longo. Assim Caminho-Hamiltoniano ≤p Caminho-Mais-Longo. Como Caminho-Hamiltoniano é NP-completo também podemos afirmar que Caminho-Mais-Longo é NP-completo. [MCP]</text:span></text:p>
      <text:p text:style-name="P7"/>
      <text:p text:style-name="P7">3.1 Redução inst a -&gt; inst b</text:p>
      <text:p text:style-name="P8"><text:tab/>A redução do problema foi apresentada no item 3. Definimos que um grafo G é composto de V vértices e A arestas. Também definimos uma função f que recebe como parâmetro um grafo G e tem como saída o grafo com o tamanho do maior caminho, ou seja, f(&lt;G&gt;) = (G, ||V|| - 1).</text:p>
      <text:p text:style-name="P8"><text:tab/>Assumimos em G a existência de um caminho hamiltoniano e aplicamos G a f. O resultado foi um caminho simples de comprimento ||V|| - 1. Como a solução de f retorna apenas caminhos simples e sabendo que o caminho encontrado é hamiltoniano, comprovamos a existência do maior caminho simples em G, de tamanho ||V|| - 1. </text:p>
      <text:p text:style-name="P3"/>
      <text:p text:style-name="P7">3.2 Algoritmo de redução</text:p>
      <text:p text:style-name="P8"><text:tab/>A algoritmo de redução consiste em avaliar o grafo G, procurando a existência de um caminho hamiltoniano (CAMINHO-HAMILTONIANO-EXISTE()). Caso G seja hamiltoniano, f retorna a quantidade de vértices de G decrescida de uma unidade (sempre considerando um grafo conexo). Eis o algoritmo:</text:p>
      <text:p text:style-name="P3"/>
      <text:p text:style-name="P7"><text:tab/>ReduceHamiltonianToLongestPath(G)</text:p>
      <text:p text:style-name="P8"><text:tab/>1 <text:tab/>path ← Ø <text:tab/>//path armazena o tamanho do caminho simples hamiltoniano</text:p>
      <text:p text:style-name="P10"><text:span text:style-name="T3"><text:tab/>2 <text:tab/></text:span><text:span text:style-name="T2">se</text:span><text:span text:style-name="T2"> </text:span><text:span text:style-name="T3">(CAMINHO-HAMILTONIANO-EXISTE(G) = true)</text:span></text:p>
      <text:p text:style-name="P8"><text:tab/>3 <text:tab/><text:tab/>path ← ||V(G)|| - 1</text:p>
      <text:p text:style-name="P8"><text:tab/>4 <text:tab/>retorna &lt;G, path&gt;</text:p>
      <text:p text:style-name="P3"/>
      <text:p text:style-name="P3"/>
      <text:p text:style-name="P3"/>
      <text:p text:style-name="P7"><text:soft-page-break/>3.3 Análise da complexidade</text:p>
      <text:p text:style-name="P15">O algoritmo de redução é bastante simples de compreender. Inicialmente é inicializada uma das variáveis de saída, isto é feito em tempo fixo, ou seja, O(1). Nas linhas de 2 a 3 ocorre a execução principal do algoritmo. Na linha 2 um algoritmo de complexidade polinomial verifica a existência de um ciclo hamiltoniano em G. Se houver um caminho hamiltoniano, é feita uma atribuição simples do número de vértices do grafo decrescido de uma unidade em tempo O(1). Por fim, os resultados são retornados, O(1).</text:p>
      <text:p text:style-name="P15">Logo, somando-se as complexidades de inicialização, iteração e finalização, ficamos com uma complexidade final de O(n^m), onde m &gt; 1 e n^m corresponde ao custo de computação da função CAMINHO-HAMILTONIANO-EXISTE().</text:p>
      <text:p text:style-name="P8"><text:tab/>Acompanhe com mais detalhes a análise da complexidade:</text:p>
      <text:p text:style-name="P2"><text:line-break/><text:tab/><text:span text:style-name="T3">A complexidade do algoritmo é dada pela soma das complexidades das linhas:</text:span></text:p>
      <text:p text:style-name="P8"><text:tab/>Calg = C[1] + C[2-3] + C[4]</text:p>
      <text:p text:style-name="P8"><text:tab/></text:p>
      <text:p text:style-name="P8"><text:tab/>C[1] = O(1) <text:tab/><text:tab/>→ Atribuição simples, operação de custo constante</text:p>
      <text:p text:style-name="P1"><text:tab/>C[2 - 3] = O(n^m) <text:tab/>→ Função CAMINHO-HAMILTONIANO-EXISTE() com custo n^m</text:p>
      <text:p text:style-name="P8"><text:tab/>C[4] = O(1) <text:tab/><text:tab/>→ Retorno de custo constante</text:p>
      <text:p text:style-name="P8"/>
      <text:p text:style-name="P8"><text:tab/>Complexidade final: </text:p>
      <text:p text:style-name="P8"><text:tab/>Calg = C[1] + C[2-3] + C[4]</text:p>
      <text:p text:style-name="P8"><text:tab/>Calg = 1 + n^m + 1 </text:p>
      <text:p text:style-name="P8"><text:tab/>Calg = 2 + n^m</text:p>
      <text:p text:style-name="P8"><text:tab/>Calg = O(n^m)</text:p>
      <text:p text:style-name="P3"/>
      <text:p text:style-name="P7">4 Conclusão</text:p>
      <text:p text:style-name="P8"><text:tab/>Com este trabalho conseguimos realizar a prova de que o problema do maior caminho em grafos é um problema NP-completo, pois não possui solução em tempo polinomial. As provas e reduções nos mostraram que o problema em questão apenas é verificável em tempo polinomial, considerando grafos genéricos conexos. </text:p>
      <text:p text:style-name="P8"><text:tab/>Grafos direcionados acíclicos por exemplo, apresentam solução em tempo linear, através da utilização de programação dinâmica. Porém nosso foco contempla toda a gama de grafos, e portanto apenas a verificação se deu em tempo polinomial.</text:p>
      <text:p text:style-name="P3"/>
      <text:p text:style-name="P12"><text:soft-page-break/>Referências</text:p>
      <text:p text:style-name="P13">[KHM] Khan, Mumit. CSE 221: Longest path in a directed acyclic graph (DAG). April 10, 2011.</text:p>
      <text:p text:style-name="P11"><text:span text:style-name="T2"/></text:p>
      <text:h text:style-name="P20" text:outline-level="2"><text:span text:style-name="T12">[MCP] McCabe, Paul. University of Toronto. Professor of CSC363, Computational Complexity and Computability on Spring 2005. (</text:span><text:a xlink:type="simple" xlink:href="http://www.cs.toronto.edu/~pmccabe/csc363-2005S/"><text:span text:style-name="T15">http://www.cs.toronto.edu/~pmccabe/csc363-2005S/</text:span></text:a><text:span text:style-name="T12">)</text:span></text:h>
      <text:p text:style-name="P4"><text:span text:style-name="T14"><text:line-break/></text:span><text:span text:style-name="T13">[RSF] Rezende, Susanna Figueiredo. Caminhos mais longos em grafos. Instituto de Matemática e Estatstica, Universidade de São Paulo, Brasil. 17 de fevereiro de 2012.</text:span></text:p>
      <text:p text:style-name="P4"><text:span text:style-name="T14"><text:line-break/></text:span><text:span text:style-name="T13">[URUY] Uehara, Ryuhei and Uno, Yushi. On Computing Longest Paths in Small Graph Classes. Department of Information Processing, School of Information Science, Japan Advanced Institute of Science and Technology (JAIST). Japan, July 28, 2005.</text:span></text:p>
      <text:p text:style-name="P4"><text:span text:style-name="T14"><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SimSun"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30T02:58:51.29</meta:creation-date>
    <dc:date>2012-05-30T03:52:52.37</dc:date>
    <meta:editing-duration>PT00H53M40S</meta:editing-duration>
    <meta:editing-cycles>41</meta:editing-cycles>
    <meta:generator>BrOffice.org/3.2$Win32 OpenOffice.org_project/320m12$Build-9483</meta:generator>
    <meta:document-statistic meta:table-count="0" meta:image-count="0" meta:object-count="0" meta:page-count="6" meta:paragraph-count="86" meta:word-count="1649" meta:character-count="9367"/>
  </office:meta>
</office:document-meta>
</file>